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-top="0.99pt double #000000" fo:border-bottom="0.99pt solid #000000" fo:border-left="none" fo:border-right="0.99pt dashed #000000" style:border-line-width-top="0.035cm 0.035cm 0.035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32:05</dc:date>
    <dc:creator>artur </dc:creator>
    <meta:editing-duration>P0D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